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4.49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Liberation Sans1" fo:font-size="16pt" style:font-size-asian="16pt" style:font-size-complex="16pt"/>
    </style:style>
    <style:style style:name="ce2" style:family="table-cell" style:parent-style-name="Default">
      <style:table-cell-properties fo:background-color="#ff6600" fo:border="0.06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99" fo:border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6600" fo:border="0.06pt solid #000000"/>
      <style:text-properties style:font-name="Liberation Sans1" fo:font-size="16pt" style:font-size-asian="16pt" style:font-size-complex="16pt"/>
    </style:style>
    <style:style style:name="ce6" style:family="table-cell" style:parent-style-name="Default">
      <style:text-properties fo:font-size="16pt" style:font-size-asian="16pt" style:font-size-complex="16pt"/>
    </style:style>
    <style:style style:name="T1" style:family="text">
      <style:text-properties style:text-position="-33%"/>
    </style:style>
    <style:style style:name="T2" style:family="text">
      <style:text-properties style:text-position="33%"/>
    </style:style>
  </office:automatic-styles>
  <office:body>
    <office:spreadsheet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1" table:number-columns-repeated="13" table:default-cell-style-name="ce4"/>
        <table:table-row table:style-name="ro1">
          <table:table-cell table:style-name="ce1" office:value-type="string" calcext:value-type="string">
            <text:p>Φ<text:span text:style-name="T1">i+1</text:span></text:p>
          </table:table-cell>
          <table:table-cell table:style-name="ce4" office:value-type="float" office:value="175" calcext:value-type="float">
            <text:p>175</text:p>
          </table:table-cell>
          <table:table-cell/>
          <table:table-cell office:value-type="string" calcext:value-type="string">
            <text:p>Przyśpieszenie</text:p>
          </table:table-cell>
          <table:table-cell office:value-type="string" calcext:value-type="string">
            <text:p>x</text:p>
          </table:table-cell>
          <table:table-cell office:value-type="float" office:value="9.3289" calcext:value-type="float">
            <text:p>9,3289</text:p>
          </table:table-cell>
          <table:table-cell/>
          <table:table-cell office:value-type="string" calcext:value-type="string">
            <text:p>wekto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Φ'<text:span text:style-name="T1">i+1</text:span></text:p>
          </table:table-cell>
          <table:table-cell table:style-name="ce4" table:formula="of:=[.B1]*PI()/180" office:value-type="float" office:value="3.05432619099008" calcext:value-type="float">
            <text:p>3,05432619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.0543" calcext:value-type="float">
            <text:p>3,0543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kt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3.0543" calcext:value-type="float">
            <text:p>3,0543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-kt</text:p>
          </table:table-cell>
          <table:table-cell table:formula="of:=1-[.B3]"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M<text:span text:style-name="T1">i+1,i/i</text:span></text:p>
          </table:table-cell>
          <table:table-cell table:style-name="ce4" office:value-type="float" office:value="1216.4" calcext:value-type="float">
            <text:p>1216,4</text:p>
          </table:table-cell>
          <table:table-cell/>
          <table:table-cell office:value-type="string" calcext:value-type="string">
            <text:p>Espilon * wektor</text:p>
          </table:table-cell>
          <table:table-cell table:formula="of:=[.F1]*[.J1]+[.F2]*[.J2]+[.F3]*[.J3]" office:value-type="float" office:value="3.0543" calcext:value-type="float">
            <text:p>3,05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text:span text:style-name="T2">n</text:span><text:span text:style-name="T1">i+1,i/Ni</text:span></text:p>
          </table:table-cell>
          <table:table-cell table:formula="of:=[.B5]/[.B4]" office:value-type="float" office:value="1351.55555555556" calcext:value-type="float">
            <text:p>1351,5555555556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η<text:span text:style-name="T1">Ni</text:span>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ν<text:span text:style-name="T1">Ni</text:span>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text:span text:style-name="T1">Ni</text:span></text:p>
          </table:table-cell>
          <table:table-cell table:formula="of:=[.B8]*[.B2]*60/(2*PI())" office:value-type="float" office:value="2916.66666666667" calcext:value-type="float">
            <text:p>2916,6666666667</text:p>
          </table:table-cell>
          <table:table-cell table:formula="of:=[.B9]/[.B8]" office:value-type="float" office:value="29.1666666666667" calcext:value-type="float">
            <text:p>29,1666666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<text:span text:style-name="T1">Ni</text:span></text:p>
          </table:table-cell>
          <table:table-cell table:formula="of:=[.B6]/([.B7]*[.B8])" office:value-type="float" office:value="16.8944444444444" calcext:value-type="float">
            <text:p>16,8944444444</text:p>
          </table:table-cell>
          <table:table-cell office:value-type="string" calcext:value-type="string">
            <text:p>Inap</text:p>
          </table:table-cell>
          <table:table-cell office:value-type="string" calcext:value-type="string">
            <text:p>Ipr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<text:span text:style-name="T1">Ni</text:span></text:p>
          </table:table-cell>
          <table:table-cell table:formula="of:=[.C11]+[.D11]" office:value-type="float" office:value="0.004372" calcext:value-type="float">
            <text:p>0,004372</text:p>
          </table:table-cell>
          <table:table-cell table:style-name="ce2" table:formula="of:=43.3*10^(-4)" office:value-type="float" office:value="0.00433" calcext:value-type="float">
            <text:p>0,00433</text:p>
          </table:table-cell>
          <table:table-cell table:style-name="ce2" table:formula="of:=0.42*10^(-4)" office:value-type="float" office:value="0.000042" calcext:value-type="float">
            <text:p>0,0000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M<text:span text:style-name="T1">Ni</text:span></text:p>
          </table:table-cell>
          <table:table-cell table:formula="of:=[.B10]+[.B11]*([.E5]+[.B8]*[.B2])" office:value-type="float" office:value="18.2431492547453" calcext:value-type="float">
            <text:p>18,2431492547</text:p>
          </table:table-cell>
          <table:table-cell office:value-type="string" calcext:value-type="string">
            <text:p>sprawdzenie</text:p>
          </table:table-cell>
          <table:table-cell table:number-columns-repeated="14"/>
        </table:table-row>
        <table:table-row table:style-name="ro2">
          <table:table-cell table:style-name="ce4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Φ<text:span text:style-name="T1">i+1</text:span></text:p>
          </table:table-cell>
          <table:table-cell table:style-name="ce4" office:value-type="float" office:value="175" calcext:value-type="float">
            <text:p>175</text:p>
          </table:table-cell>
          <table:table-cell/>
          <table:table-cell office:value-type="string" calcext:value-type="string">
            <text:p>Przyśpieszen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kto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Φ'<text:span text:style-name="T1">i+1</text:span></text:p>
          </table:table-cell>
          <table:table-cell table:style-name="ce4" table:formula="of:=[.B14]*PI()/180" office:value-type="float" office:value="3.05432619099008" calcext:value-type="float">
            <text:p>3,05432619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.0543" calcext:value-type="float">
            <text:p>3,0543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kt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-kt</text:p>
          </table:table-cell>
          <table:table-cell table:formula="of:=1-[.B16]"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M<text:span text:style-name="T1">i+1,i/i</text:span></text:p>
          </table:table-cell>
          <table:table-cell table:style-name="ce4" office:value-type="float" office:value="3379.9" calcext:value-type="float">
            <text:p>3379,9</text:p>
          </table:table-cell>
          <table:table-cell/>
          <table:table-cell office:value-type="string" calcext:value-type="string">
            <text:p>Espilon * wektor</text:p>
          </table:table-cell>
          <table:table-cell table:formula="of:=[.F14]*[.J14]+[.F15]*[.J15]+[.F16]*[.J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text:span text:style-name="T2">n</text:span><text:span text:style-name="T1">i+1,i/Ni</text:span></text:p>
          </table:table-cell>
          <table:table-cell table:formula="of:=[.B18]/[.B17]" office:value-type="float" office:value="3755.44444444444" calcext:value-type="float">
            <text:p>3755,444444444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η<text:span text:style-name="T1">Ni</text:span>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ν<text:span text:style-name="T1">Ni</text:span>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text:span text:style-name="T1">Ni</text:span></text:p>
          </table:table-cell>
          <table:table-cell table:formula="of:=[.B21]*[.B15]*60/(2*PI())" office:value-type="float" office:value="1458.33333333333" calcext:value-type="float">
            <text:p>1458,3333333333</text:p>
          </table:table-cell>
          <table:table-cell table:formula="of:=[.B22]/[.B21]" office:value-type="float" office:value="29.1666666666667" calcext:value-type="float">
            <text:p>29,1666666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<text:span text:style-name="T1">Ni</text:span></text:p>
          </table:table-cell>
          <table:table-cell table:formula="of:=[.B19]/([.B20]*[.B21])" office:value-type="float" office:value="93.8861111111111" calcext:value-type="float">
            <text:p>93,8861111111</text:p>
          </table:table-cell>
          <table:table-cell office:value-type="string" calcext:value-type="string">
            <text:p>Inap</text:p>
          </table:table-cell>
          <table:table-cell office:value-type="string" calcext:value-type="string">
            <text:p>Ipr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<text:span text:style-name="T1">Ni</text:span></text:p>
          </table:table-cell>
          <table:table-cell table:formula="of:=[.C24]+[.D24]" office:value-type="float" office:value="0.04917" calcext:value-type="float">
            <text:p>0,04917</text:p>
          </table:table-cell>
          <table:table-cell table:style-name="ce2" office:value-type="float" office:value="0.0489" calcext:value-type="float">
            <text:p>0,0489</text:p>
          </table:table-cell>
          <table:table-cell table:style-name="ce2" table:formula="of:=2.7*10^(-4)" office:value-type="float" office:value="0.00027" calcext:value-type="float">
            <text:p>0,000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M<text:span text:style-name="T1">Ni</text:span></text:p>
          </table:table-cell>
          <table:table-cell table:formula="of:=[.B23]+[.B24]*([.E18]+[.B21]*[.B15])" office:value-type="float" office:value="101.39517205166" calcext:value-type="float">
            <text:p>101,3951720517</text:p>
          </table:table-cell>
          <table:table-cell office:value-type="string" calcext:value-type="string">
            <text:p>sprawdzenie</text:p>
          </table:table-cell>
          <table:table-cell table:number-columns-repeated="14"/>
        </table:table-row>
        <table:table-row table:style-name="ro2">
          <table:table-cell table:style-name="ce4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Φ<text:span text:style-name="T1">i+1</text:span></text:p>
          </table:table-cell>
          <table:table-cell table:style-name="ce4" office:value-type="float" office:value="175" calcext:value-type="float">
            <text:p>175</text:p>
          </table:table-cell>
          <table:table-cell/>
          <table:table-cell office:value-type="string" calcext:value-type="string">
            <text:p>Przyśpieszen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kto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Φ'<text:span text:style-name="T1">i+1</text:span></text:p>
          </table:table-cell>
          <table:table-cell table:style-name="ce4" table:formula="of:=[.B27]*PI()/180" office:value-type="float" office:value="3.05432619099008" calcext:value-type="float">
            <text:p>3,05432619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6"/>
          <table:table-cell table:style-name="Default"/>
        </table:table-row>
        <table:table-row table:style-name="ro2">
          <table:table-cell table:style-name="ce2" office:value-type="string" calcext:value-type="string">
            <text:p>kt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6"/>
          <table:table-cell table:style-name="Default"/>
        </table:table-row>
        <table:table-row table:style-name="ro2">
          <table:table-cell office:value-type="string" calcext:value-type="string">
            <text:p>1-kt</text:p>
          </table:table-cell>
          <table:table-cell table:formula="of:=1-[.B29]" office:value-type="float" office:value="0.9" calcext:value-type="float">
            <text:p>0,9</text:p>
          </table:table-cell>
          <table:table-cell table:number-columns-repeated="8"/>
          <table:table-cell table:style-name="ce6" table:number-columns-repeated="6"/>
          <table:table-cell table:style-name="Default"/>
        </table:table-row>
        <table:table-row table:style-name="ro1">
          <table:table-cell table:style-name="ce4" office:value-type="string" calcext:value-type="string">
            <text:p>M<text:span text:style-name="T1">i+1,i/i</text:span></text:p>
          </table:table-cell>
          <table:table-cell table:style-name="ce4" office:value-type="float" office:value="783.1" calcext:value-type="float">
            <text:p>783,1</text:p>
          </table:table-cell>
          <table:table-cell/>
          <table:table-cell office:value-type="string" calcext:value-type="string">
            <text:p>Espilon * wektor</text:p>
          </table:table-cell>
          <table:table-cell table:formula="of:=[.F27]*[.J27]+[.F28]*[.J28]+[.F29]*[.J29]" office:value-type="float" office:value="0" calcext:value-type="float">
            <text:p>0</text:p>
          </table:table-cell>
          <table:table-cell table:number-columns-repeated="5"/>
          <table:table-cell table:style-name="ce6" table:number-columns-repeated="6"/>
          <table:table-cell table:style-name="Default"/>
        </table:table-row>
        <table:table-row table:style-name="ro1">
          <table:table-cell office:value-type="string" calcext:value-type="string">
            <text:p>M<text:span text:style-name="T2">n</text:span><text:span text:style-name="T1">i+1,i/Ni</text:span></text:p>
          </table:table-cell>
          <table:table-cell table:formula="of:=[.B31]/[.B30]" office:value-type="float" office:value="870.111111111111" calcext:value-type="float">
            <text:p>870,1111111111</text:p>
          </table:table-cell>
          <table:table-cell table:number-columns-repeated="8"/>
          <table:table-cell table:style-name="ce6" table:number-columns-repeated="6"/>
          <table:table-cell table:style-name="Default"/>
        </table:table-row>
        <table:table-row table:style-name="ro1">
          <table:table-cell table:style-name="ce5" office:value-type="string" calcext:value-type="string">
            <text:p>η<text:span text:style-name="T1">Ni</text:span>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ν<text:span text:style-name="T1">Ni</text:span>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/>
          <table:table-cell table:style-name="Default" table:number-columns-repeated="7"/>
        </table:table-row>
        <table:table-row table:style-name="ro1">
          <table:table-cell office:value-type="string" calcext:value-type="string">
            <text:p>n<text:span text:style-name="T1">Ni</text:span></text:p>
          </table:table-cell>
          <table:table-cell table:formula="of:=[.B34]*[.B28]*60/(2*PI())" office:value-type="float" office:value="2916.66666666667" calcext:value-type="float">
            <text:p>2916,6666666667</text:p>
          </table:table-cell>
          <table:table-cell table:formula="of:=[.B35]/[.B34]" office:value-type="float" office:value="29.1666666666667" calcext:value-type="float">
            <text:p>29,1666666667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office:value-type="string" calcext:value-type="string">
            <text:p>M<text:span text:style-name="T1">Ni</text:span></text:p>
          </table:table-cell>
          <table:table-cell table:formula="of:=[.B32]/([.B33]*[.B34])" office:value-type="float" office:value="10.8763888888889" calcext:value-type="float">
            <text:p>10,8763888889</text:p>
          </table:table-cell>
          <table:table-cell office:value-type="string" calcext:value-type="string">
            <text:p>Inap</text:p>
          </table:table-cell>
          <table:table-cell office:value-type="string" calcext:value-type="string">
            <text:p>Iprze</text:p>
          </table:table-cell>
          <table:table-cell table:number-columns-repeated="6"/>
          <table:table-cell table:style-name="Default" table:number-columns-repeated="7"/>
        </table:table-row>
        <table:table-row table:style-name="ro1">
          <table:table-cell office:value-type="string" calcext:value-type="string">
            <text:p>I<text:span text:style-name="T1">Ni</text:span></text:p>
          </table:table-cell>
          <table:table-cell table:formula="of:=[.C37]+[.D37]" office:value-type="float" office:value="0.001942" calcext:value-type="float">
            <text:p>0,001942</text:p>
          </table:table-cell>
          <table:table-cell table:style-name="ce2" table:formula="of:=19*10^(-4)" office:value-type="float" office:value="0.0019" calcext:value-type="float">
            <text:p>0,0019</text:p>
          </table:table-cell>
          <table:table-cell table:style-name="ce2" table:formula="of:=0.42*10^(-4)" office:value-type="float" office:value="0.000042" calcext:value-type="float">
            <text:p>0,000042</text:p>
          </table:table-cell>
          <table:table-cell table:number-columns-repeated="6"/>
          <table:table-cell table:style-name="Default" table:number-columns-repeated="7"/>
        </table:table-row>
        <table:table-row table:style-name="ro1">
          <table:table-cell office:value-type="string" calcext:value-type="string">
            <text:p>**M<text:span text:style-name="T1">Ni</text:span></text:p>
          </table:table-cell>
          <table:table-cell table:formula="of:=[.B36]+[.B37]*([.E31]+[.B34]*[.B28])" office:value-type="float" office:value="11.4695390351792" calcext:value-type="float">
            <text:p>11,4695390352</text:p>
          </table:table-cell>
          <table:table-cell office:value-type="string" calcext:value-type="string">
            <text:p>sprawdzenie</text:p>
          </table:table-cell>
          <table:table-cell table:number-columns-repeated="7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2:47:43.87523739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3:27:33.642237277</meta:creation-date>
    <dc:date>2016-05-06T17:46:50.452439156</dc:date>
    <meta:editing-duration>PT15M3S</meta:editing-duration>
    <meta:editing-cycles>3</meta:editing-cycles>
    <meta:generator>LibreOffice/4.2.8.2$Linux_X86_64 LibreOffice_project/420m0$Build-2</meta:generator>
    <meta:document-statistic meta:table-count="1" meta:cell-count="138" meta:object-count="0"/>
  </office:meta>
</office:document-meta>
</file>